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1.3571in"/>
    </style:style>
    <style:style style:name="co8" style:family="table-column">
      <style:table-column-properties fo:break-before="auto" style:column-width="1.102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2.711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1.9189in"/>
    </style:style>
    <style:style style:name="co13" style:family="table-column">
      <style:table-column-properties fo:break-before="auto" style:column-width="2.072in"/>
    </style:style>
    <style:style style:name="co14" style:family="table-column">
      <style:table-column-properties fo:break-before="auto" style:column-width="2.039in"/>
    </style:style>
    <style:style style:name="co15" style:family="table-column">
      <style:table-column-properties fo:break-before="auto" style:column-width="0.848in"/>
    </style:style>
    <style:style style:name="ro1" style:family="table-row">
      <style:table-row-properties style:row-height="0.41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2602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ta1" style:family="table" style:master-page-name="PageStyle_5f_Inputs">
      <style:table-properties table:display="true" style:writing-mode="lr-tb"/>
    </style:style>
    <style:style style:name="ta2" style:family="table" style:master-page-name="PageStyle_5f_Financial_20_Forecasting">
      <style:table-properties table:display="true" style:writing-mode="lr-tb"/>
    </style:style>
    <style:style style:name="ta3" style:family="table" style:master-page-name="PageStyle_5f_Assumption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70ad4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Currency" style:data-style-name="N14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urrency" style:data-style-name="N145">
      <style:table-cell-properties fo:background-color="#70ad4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Excel_20_Built-in_20_Currency" style:data-style-name="N145">
      <style:table-cell-properties fo:background-color="#70ad4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5b9bd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035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035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20_Built-in_20_Currency" style:data-style-name="N14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14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14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 style:data-style-name="N14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14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4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4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4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Inputs.$B$17:.$B$20])" table:allow-empty-cell="true" table:display-list="unsorted" table:base-cell-address="Inputs.B3">
          <table:help-message table:display="true"/>
          <table:error-message table:message-type="stop" table:display="true"/>
        </table:content-validation>
        <table:content-validation table:name="val2" table:condition="of:cell-content-is-in-list(scenario)" table:allow-empty-cell="true" table:display-list="unsorted" table:base-cell-address="Inputs.B17">
          <table:help-message table:display="true"/>
          <table:error-message table:message-type="stop" table:display="true"/>
        </table:content-validation>
      </table:content-validations>
      <table:table table:name="Input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7"/>
        <table:table-column table:style-name="co8" table:default-cell-style-name="ce17"/>
        <table:table-column table:style-name="co9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2" office:value-type="string" calcext:value-type="string">
            <text:p>Ticker Symbol</text:p>
          </table:table-cell>
          <table:table-cell table:style-name="ce2" office:value-type="string" calcext:value-type="string">
            <text:p>Years</text:p>
          </table:table-cell>
          <table:table-cell table:style-name="ce5" office:value-type="string" calcext:value-type="string">
            <text:p>Period Ending</text:p>
          </table:table-cell>
          <table:table-cell table:style-name="ce9" office:value-type="string" office:string-value="Total Revenue" calcext:value-type="string">
            <text:p><text:s/>Total Revenue </text:p>
          </table:table-cell>
          <table:table-cell table:style-name="ce9" office:value-type="string" office:string-value="Cost of Revenue" calcext:value-type="string">
            <text:p><text:s/>Cost of Revenue </text:p>
          </table:table-cell>
          <table:table-cell table:style-name="ce9" office:value-type="string" office:string-value="Sales, General and Admin." calcext:value-type="string">
            <text:p><text:s/>Sales, General and Admin. </text:p>
          </table:table-cell>
          <table:table-cell table:style-name="ce9" office:value-type="string" office:string-value="Other Operating Items" calcext:value-type="string">
            <text:p><text:s/>Other Operating Items </text:p>
          </table:table-cell>
          <table:table-cell table:style-name="ce12" office:value-type="string" office:string-value="Gross Profit" calcext:value-type="string">
            <text:p><text:s/>Gross Profit </text:p>
          </table:table-cell>
          <table:table-cell table:style-name="ce12" office:value-type="string" office:string-value="Operating Income" calcext:value-type="string">
            <text:p><text:s/>Operating Income </text:p>
          </table:table-cell>
          <table:table-cell table:style-name="ce15" office:value-type="string" office:string-value="Gross Margin" calcext:value-type="string">
            <text:p><text:s/>Gross Margin </text:p>
          </table:table-cell>
          <table:table-cell table:style-name="ce18" office:value-type="string" office:string-value="Operating Margin" calcext:value-type="string">
            <text:p><text:s/>Operating Margin 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VI</text:p>
          </table:table-cell>
          <table:table-cell table:style-name="ce1" office:value-type="string" calcext:value-type="string">
            <text:p>Year 1</text:p>
          </table:table-cell>
          <table:table-cell table:style-name="ce6" office:value-type="date" office:date-value="2013-12-31" calcext:value-type="date">
            <text:p>12/31/2013</text:p>
          </table:table-cell>
          <table:table-cell table:style-name="ce10" office:value-type="float" office:value="5015000000" calcext:value-type="float">
            <text:p><text:s/>$5,015,000,000 </text:p>
          </table:table-cell>
          <table:table-cell table:style-name="ce10" office:value-type="float" office:value="1844000000" calcext:value-type="float">
            <text:p><text:s/>$1,844,000,000 </text:p>
          </table:table-cell>
          <table:table-cell table:style-name="ce10" office:value-type="float" office:value="446000000" calcext:value-type="float">
            <text:p><text:s/>$446,000,000 </text:p>
          </table:table-cell>
          <table:table-cell table:style-name="ce10" office:value-type="float" office:value="104000000" calcext:value-type="float">
            <text:p><text:s/>$104,000,000 </text:p>
          </table:table-cell>
          <table:table-cell table:style-name="ce13" table:formula="of:=[.E2]-[.F2]" office:value-type="float" office:value="3171000000" calcext:value-type="float">
            <text:p><text:s/>$3,171,000,000 </text:p>
          </table:table-cell>
          <table:table-cell table:style-name="ce14" table:formula="of:=[.E2]-SUM([.F2:.H2])" office:value-type="float" office:value="2621000000" calcext:value-type="float">
            <text:p><text:s/>$2,621,000,000 </text:p>
          </table:table-cell>
          <table:table-cell table:style-name="ce16" table:formula="of:=1-([.F2]/[.E2])" office:value-type="float" office:value="0.632303090727817" calcext:value-type="float">
            <text:p>0.632</text:p>
          </table:table-cell>
          <table:table-cell table:style-name="ce16" table:formula="of:=[.J2]/[.E2]" office:value-type="float" office:value="0.522632103688933" calcext:value-type="float">
            <text:p>0.523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I</text:p>
          </table:table-cell>
          <table:table-cell table:style-name="ce1" office:value-type="string" calcext:value-type="string">
            <text:p>Year 2</text:p>
          </table:table-cell>
          <table:table-cell table:style-name="ce6" office:value-type="date" office:date-value="2014-12-31" calcext:value-type="date">
            <text:p>12/31/2014</text:p>
          </table:table-cell>
          <table:table-cell table:style-name="ce10" office:value-type="float" office:value="5115000000" calcext:value-type="float">
            <text:p><text:s/>$5,115,000,000 </text:p>
          </table:table-cell>
          <table:table-cell table:style-name="ce10" office:value-type="float" office:value="1945000000" calcext:value-type="float">
            <text:p><text:s/>$1,945,000,000 </text:p>
          </table:table-cell>
          <table:table-cell table:style-name="ce10" office:value-type="float" office:value="495000000" calcext:value-type="float">
            <text:p><text:s/>$495,000,000 </text:p>
          </table:table-cell>
          <table:table-cell table:style-name="ce10" office:value-type="float" office:value="122000000" calcext:value-type="float">
            <text:p><text:s/>$122,000,000 </text:p>
          </table:table-cell>
          <table:table-cell table:style-name="ce13" table:formula="of:=[.E3]-[.F3]" office:value-type="float" office:value="3170000000" calcext:value-type="float">
            <text:p><text:s/>$3,170,000,000 </text:p>
          </table:table-cell>
          <table:table-cell table:style-name="ce14" table:formula="of:=[.E3]-SUM([.F3:.H3])" office:value-type="float" office:value="2553000000" calcext:value-type="float">
            <text:p><text:s/>$2,553,000,000 </text:p>
          </table:table-cell>
          <table:table-cell table:style-name="ce16" table:formula="of:=1-([.F3]/[.E3])" office:value-type="float" office:value="0.619745845552297" calcext:value-type="float">
            <text:p>0.620</text:p>
          </table:table-cell>
          <table:table-cell table:style-name="ce16" table:formula="of:=[.J3]/[.E3]" office:value-type="float" office:value="0.499120234604106" calcext:value-type="float">
            <text:p>0.499</text:p>
          </table:table-cell>
          <table:table-cell table:number-columns-repeated="10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VI</text:p>
          </table:table-cell>
          <table:table-cell table:style-name="ce1" office:value-type="string" calcext:value-type="string">
            <text:p>Year 3</text:p>
          </table:table-cell>
          <table:table-cell table:style-name="ce6" office:value-type="date" office:date-value="2015-12-31" calcext:value-type="date">
            <text:p>12/31/2015</text:p>
          </table:table-cell>
          <table:table-cell table:style-name="ce10" office:value-type="float" office:value="4183000000" calcext:value-type="float">
            <text:p><text:s/>$4,183,000,000 </text:p>
          </table:table-cell>
          <table:table-cell table:style-name="ce10" office:value-type="float" office:value="1479000000" calcext:value-type="float">
            <text:p><text:s/>$1,479,000,000 </text:p>
          </table:table-cell>
          <table:table-cell table:style-name="ce10" office:value-type="float" office:value="545000000" calcext:value-type="float">
            <text:p><text:s/>$545,000,000 </text:p>
          </table:table-cell>
          <table:table-cell table:style-name="ce10" office:value-type="float" office:value="137000000" calcext:value-type="float">
            <text:p><text:s/>$137,000,000 </text:p>
          </table:table-cell>
          <table:table-cell table:style-name="ce13" table:formula="of:=[.E4]-[.F4]" office:value-type="float" office:value="2704000000" calcext:value-type="float">
            <text:p><text:s/>$2,704,000,000 </text:p>
          </table:table-cell>
          <table:table-cell table:style-name="ce14" table:formula="of:=[.E4]-SUM([.F4:.H4])" office:value-type="float" office:value="2022000000" calcext:value-type="float">
            <text:p><text:s/>$2,022,000,000 </text:p>
          </table:table-cell>
          <table:table-cell table:style-name="ce16" table:formula="of:=1-([.F4]/[.E4])" office:value-type="float" office:value="0.646426010040641" calcext:value-type="float">
            <text:p>0.646</text:p>
          </table:table-cell>
          <table:table-cell table:style-name="ce16" table:formula="of:=[.J4]/[.E4]" office:value-type="float" office:value="0.483385130289266" calcext:value-type="float">
            <text:p>0.483</text:p>
          </table:table-cell>
          <table:table-cell table:number-columns-repeated="101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YPL</text:p>
          </table:table-cell>
          <table:table-cell table:style-name="ce1" office:value-type="string" calcext:value-type="string">
            <text:p>Year 1</text:p>
          </table:table-cell>
          <table:table-cell table:style-name="ce6" office:value-type="date" office:date-value="2014-12-31" calcext:value-type="date">
            <text:p>12/31/2014</text:p>
          </table:table-cell>
          <table:table-cell table:style-name="ce11" office:value-type="float" office:value="8025000000" calcext:value-type="float">
            <text:p><text:s/>$8,025,000,000 </text:p>
          </table:table-cell>
          <table:table-cell table:style-name="ce11" office:value-type="float" office:value="747000000" calcext:value-type="float">
            <text:p><text:s/>$747,000,000 </text:p>
          </table:table-cell>
          <table:table-cell table:style-name="ce11" office:value-type="float" office:value="5494000000" calcext:value-type="float">
            <text:p><text:s/>$5,494,000,000 </text:p>
          </table:table-cell>
          <table:table-cell table:style-name="ce11" office:value-type="float" office:value="516000000" calcext:value-type="float">
            <text:p><text:s/>$516,000,000 </text:p>
          </table:table-cell>
          <table:table-cell table:style-name="ce13" table:formula="of:=[.E5]-[.F5]" office:value-type="float" office:value="7278000000" calcext:value-type="float">
            <text:p><text:s/>$7,278,000,000 </text:p>
          </table:table-cell>
          <table:table-cell table:style-name="ce14" table:formula="of:=[.E5]-SUM([.F5:.H5])" office:value-type="float" office:value="1268000000" calcext:value-type="float">
            <text:p><text:s/>$1,268,000,000 </text:p>
          </table:table-cell>
          <table:table-cell table:style-name="ce16" table:formula="of:=1-([.F5]/[.E5])" office:value-type="float" office:value="0.906915887850467" calcext:value-type="float">
            <text:p>0.907</text:p>
          </table:table-cell>
          <table:table-cell table:style-name="ce16" table:formula="of:=[.J5]/[.E5]" office:value-type="float" office:value="0.158006230529595" calcext:value-type="float">
            <text:p>0.158</text:p>
          </table:table-cell>
          <table:table-cell table:number-columns-repeated="101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YPL</text:p>
          </table:table-cell>
          <table:table-cell table:style-name="ce1" office:value-type="string" calcext:value-type="string">
            <text:p>Year 2</text:p>
          </table:table-cell>
          <table:table-cell table:style-name="ce6" office:value-type="date" office:date-value="2015-12-31" calcext:value-type="date">
            <text:p>12/31/2015</text:p>
          </table:table-cell>
          <table:table-cell table:style-name="ce11" office:value-type="float" office:value="9248000000" calcext:value-type="float">
            <text:p><text:s/>$9,248,000,000 </text:p>
          </table:table-cell>
          <table:table-cell table:style-name="ce11" office:value-type="float" office:value="792000000" calcext:value-type="float">
            <text:p><text:s/>$792,000,000 </text:p>
          </table:table-cell>
          <table:table-cell table:style-name="ce11" office:value-type="float" office:value="6339000000" calcext:value-type="float">
            <text:p><text:s/>$6,339,000,000 </text:p>
          </table:table-cell>
          <table:table-cell table:style-name="ce11" office:value-type="float" office:value="608000000" calcext:value-type="float">
            <text:p><text:s/>$608,000,000 </text:p>
          </table:table-cell>
          <table:table-cell table:style-name="ce13" table:formula="of:=[.E6]-[.F6]" office:value-type="float" office:value="8456000000" calcext:value-type="float">
            <text:p><text:s/>$8,456,000,000 </text:p>
          </table:table-cell>
          <table:table-cell table:style-name="ce14" table:formula="of:=[.E6]-SUM([.F6:.H6])" office:value-type="float" office:value="1509000000" calcext:value-type="float">
            <text:p><text:s/>$1,509,000,000 </text:p>
          </table:table-cell>
          <table:table-cell table:style-name="ce16" table:formula="of:=1-([.F6]/[.E6])" office:value-type="float" office:value="0.914359861591695" calcext:value-type="float">
            <text:p>0.914</text:p>
          </table:table-cell>
          <table:table-cell table:style-name="ce16" table:formula="of:=[.J6]/[.E6]" office:value-type="float" office:value="0.163170415224914" calcext:value-type="float">
            <text:p>0.163</text:p>
          </table:table-cell>
          <table:table-cell table:number-columns-repeated="101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YPL</text:p>
          </table:table-cell>
          <table:table-cell table:style-name="ce1" office:value-type="string" calcext:value-type="string">
            <text:p>Year 3</text:p>
          </table:table-cell>
          <table:table-cell table:style-name="ce6" office:value-type="date" office:date-value="2016-12-31" calcext:value-type="date">
            <text:p>12/31/2016</text:p>
          </table:table-cell>
          <table:table-cell table:style-name="ce11" office:value-type="float" office:value="10842000000" calcext:value-type="float">
            <text:p><text:s/>$10,842,000,000 </text:p>
          </table:table-cell>
          <table:table-cell table:style-name="ce11" office:value-type="float" office:value="834000000" calcext:value-type="float">
            <text:p><text:s/>$834,000,000 </text:p>
          </table:table-cell>
          <table:table-cell table:style-name="ce11" office:value-type="float" office:value="7698000000" calcext:value-type="float">
            <text:p><text:s/>$7,698,000,000 </text:p>
          </table:table-cell>
          <table:table-cell table:style-name="ce11" office:value-type="float" office:value="724000000" calcext:value-type="float">
            <text:p><text:s/>$724,000,000 </text:p>
          </table:table-cell>
          <table:table-cell table:style-name="ce13" table:formula="of:=[.E7]-[.F7]" office:value-type="float" office:value="10008000000" calcext:value-type="float">
            <text:p><text:s/>$10,008,000,000 </text:p>
          </table:table-cell>
          <table:table-cell table:style-name="ce14" table:formula="of:=[.E7]-SUM([.F7:.H7])" office:value-type="float" office:value="1586000000" calcext:value-type="float">
            <text:p><text:s/>$1,586,000,000 </text:p>
          </table:table-cell>
          <table:table-cell table:style-name="ce16" table:formula="of:=1-([.F7]/[.E7])" office:value-type="float" office:value="0.923076923076923" calcext:value-type="float">
            <text:p>0.923</text:p>
          </table:table-cell>
          <table:table-cell table:style-name="ce16" table:formula="of:=[.J7]/[.E7]" office:value-type="float" office:value="0.146282973621103" calcext:value-type="float">
            <text:p>0.146</text:p>
          </table:table-cell>
          <table:table-cell table:number-columns-repeated="101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RVO</text:p>
          </table:table-cell>
          <table:table-cell table:style-name="ce1" office:value-type="string" calcext:value-type="string">
            <text:p>Year 1</text:p>
          </table:table-cell>
          <table:table-cell table:style-name="ce6" office:value-type="date" office:date-value="2014-03-29" calcext:value-type="date">
            <text:p>3/29/2014</text:p>
          </table:table-cell>
          <table:table-cell table:style-name="ce11" office:value-type="float" office:value="1148231000" calcext:value-type="float">
            <text:p><text:s/>$1,148,231,000 </text:p>
          </table:table-cell>
          <table:table-cell table:style-name="ce11" office:value-type="float" office:value="940573000" calcext:value-type="float">
            <text:p><text:s/>$940,573,000 </text:p>
          </table:table-cell>
          <table:table-cell table:style-name="ce11" office:value-type="float" office:value="180317000" calcext:value-type="float">
            <text:p><text:s/>$180,317,000 </text:p>
          </table:table-cell>
          <table:table-cell table:style-name="ce11" office:value-type="float" office:value="0" calcext:value-type="float">
            <text:p><text:s/>$- <text:s text:c="2"/></text:p>
          </table:table-cell>
          <table:table-cell table:style-name="ce13" table:formula="of:=[.E8]-[.F8]" office:value-type="float" office:value="207658000" calcext:value-type="float">
            <text:p><text:s/>$207,658,000 </text:p>
          </table:table-cell>
          <table:table-cell table:style-name="ce14" table:formula="of:=[.E8]-SUM([.F8:.H8])" office:value-type="float" office:value="27341000" calcext:value-type="float">
            <text:p><text:s/>$27,341,000 </text:p>
          </table:table-cell>
          <table:table-cell table:style-name="ce16" table:formula="of:=1-([.F8]/[.E8])" office:value-type="float" office:value="0.180850368958859" calcext:value-type="float">
            <text:p>0.181</text:p>
          </table:table-cell>
          <table:table-cell table:style-name="ce16" table:formula="of:=[.J8]/[.E8]" office:value-type="float" office:value="0.0238114107701325" calcext:value-type="float">
            <text:p>0.024</text:p>
          </table:table-cell>
          <table:table-cell table:number-columns-repeated="101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RVO</text:p>
          </table:table-cell>
          <table:table-cell table:style-name="ce1" office:value-type="string" calcext:value-type="string">
            <text:p>Year 2</text:p>
          </table:table-cell>
          <table:table-cell table:style-name="ce6" office:value-type="date" office:date-value="2015-03-28" calcext:value-type="date">
            <text:p>3/28/2015</text:p>
          </table:table-cell>
          <table:table-cell table:style-name="ce11" office:value-type="float" office:value="1710966000" calcext:value-type="float">
            <text:p><text:s/>$1,710,966,000 </text:p>
          </table:table-cell>
          <table:table-cell table:style-name="ce11" office:value-type="float" office:value="1279152000" calcext:value-type="float">
            <text:p><text:s/>$1,279,152,000 </text:p>
          </table:table-cell>
          <table:table-cell table:style-name="ce11" office:value-type="float" office:value="309348000" calcext:value-type="float">
            <text:p><text:s/>$309,348,000 </text:p>
          </table:table-cell>
          <table:table-cell table:style-name="ce11" office:value-type="float" office:value="0" calcext:value-type="float">
            <text:p><text:s/>$- <text:s text:c="2"/></text:p>
          </table:table-cell>
          <table:table-cell table:style-name="ce13" table:formula="of:=[.E9]-[.F9]" office:value-type="float" office:value="431814000" calcext:value-type="float">
            <text:p><text:s/>$431,814,000 </text:p>
          </table:table-cell>
          <table:table-cell table:style-name="ce14" table:formula="of:=[.E9]-SUM([.F9:.H9])" office:value-type="float" office:value="122466000" calcext:value-type="float">
            <text:p><text:s/>$122,466,000 </text:p>
          </table:table-cell>
          <table:table-cell table:style-name="ce16" table:formula="of:=1-([.F9]/[.E9])" office:value-type="float" office:value="0.252380234323768" calcext:value-type="float">
            <text:p>0.252</text:p>
          </table:table-cell>
          <table:table-cell table:style-name="ce16" table:formula="of:=[.J9]/[.E9]" office:value-type="float" office:value="0.0715771090717174" calcext:value-type="float">
            <text:p>0.072</text:p>
          </table:table-cell>
          <table:table-cell table:number-columns-repeated="101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QRVO</text:p>
          </table:table-cell>
          <table:table-cell table:style-name="ce1" office:value-type="string" calcext:value-type="string">
            <text:p>Year 3</text:p>
          </table:table-cell>
          <table:table-cell table:style-name="ce6" office:value-type="date" office:date-value="2016-04-02" calcext:value-type="date">
            <text:p>4/2/2016</text:p>
          </table:table-cell>
          <table:table-cell table:style-name="ce11" office:value-type="float" office:value="2610726000" calcext:value-type="float">
            <text:p><text:s/>$2,610,726,000 </text:p>
          </table:table-cell>
          <table:table-cell table:style-name="ce11" office:value-type="float" office:value="2009936000" calcext:value-type="float">
            <text:p><text:s/>$2,009,936,000 </text:p>
          </table:table-cell>
          <table:table-cell table:style-name="ce11" office:value-type="float" office:value="588822000" calcext:value-type="float">
            <text:p><text:s/>$588,822,000 </text:p>
          </table:table-cell>
          <table:table-cell table:style-name="ce11" office:value-type="float" office:value="0" calcext:value-type="float">
            <text:p><text:s/>$- <text:s text:c="2"/></text:p>
          </table:table-cell>
          <table:table-cell table:style-name="ce13" table:formula="of:=[.E10]-[.F10]" office:value-type="float" office:value="600790000" calcext:value-type="float">
            <text:p><text:s/>$600,790,000 </text:p>
          </table:table-cell>
          <table:table-cell table:style-name="ce14" table:formula="of:=[.E10]-SUM([.F10:.H10])" office:value-type="float" office:value="11968000" calcext:value-type="float">
            <text:p><text:s/>$11,968,000 </text:p>
          </table:table-cell>
          <table:table-cell table:style-name="ce16" table:formula="of:=1-([.F10]/[.E10])" office:value-type="float" office:value="0.230123728035803" calcext:value-type="float">
            <text:p>0.230</text:p>
          </table:table-cell>
          <table:table-cell table:style-name="ce16" table:formula="of:=[.J10]/[.E10]" office:value-type="float" office:value="0.00458416547734232" calcext:value-type="float">
            <text:p>0.005</text:p>
          </table:table-cell>
          <table:table-cell table:number-columns-repeated="101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RK</text:p>
          </table:table-cell>
          <table:table-cell table:style-name="ce1" office:value-type="string" calcext:value-type="string">
            <text:p>Year 1</text:p>
          </table:table-cell>
          <table:table-cell table:style-name="ce6" office:value-type="date" office:date-value="2014-09-30" calcext:value-type="date">
            <text:p>9/30/2014</text:p>
          </table:table-cell>
          <table:table-cell table:style-name="ce11" office:value-type="float" office:value="9895100000" calcext:value-type="float">
            <text:p><text:s/>$9,895,100,000 </text:p>
          </table:table-cell>
          <table:table-cell table:style-name="ce11" office:value-type="float" office:value="7961500000" calcext:value-type="float">
            <text:p><text:s/>$7,961,500,000 </text:p>
          </table:table-cell>
          <table:table-cell table:style-name="ce11" office:value-type="float" office:value="937600000" calcext:value-type="float">
            <text:p><text:s/>$937,600,000 </text:p>
          </table:table-cell>
          <table:table-cell table:style-name="ce11" office:value-type="float" office:value="86000000" calcext:value-type="float">
            <text:p><text:s/>$86,000,000 </text:p>
          </table:table-cell>
          <table:table-cell table:style-name="ce13" table:formula="of:=[.E11]-[.F11]" office:value-type="float" office:value="1933600000" calcext:value-type="float">
            <text:p><text:s/>$1,933,600,000 </text:p>
          </table:table-cell>
          <table:table-cell table:style-name="ce14" table:formula="of:=[.E11]-SUM([.F11:.H11])" office:value-type="float" office:value="910000000" calcext:value-type="float">
            <text:p><text:s/>$910,000,000 </text:p>
          </table:table-cell>
          <table:table-cell table:style-name="ce16" table:formula="of:=1-([.F11]/[.E11])" office:value-type="float" office:value="0.19540984931936" calcext:value-type="float">
            <text:p>0.195</text:p>
          </table:table-cell>
          <table:table-cell table:style-name="ce16" table:formula="of:=[.J11]/[.E11]" office:value-type="float" office:value="0.0919647098058635" calcext:value-type="float">
            <text:p>0.092</text:p>
          </table:table-cell>
          <table:table-cell table:number-columns-repeated="101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RK</text:p>
          </table:table-cell>
          <table:table-cell table:style-name="ce1" office:value-type="string" calcext:value-type="string">
            <text:p>Year 2</text:p>
          </table:table-cell>
          <table:table-cell table:style-name="ce6" office:value-type="date" office:date-value="2015-09-30" calcext:value-type="date">
            <text:p>9/30/2015</text:p>
          </table:table-cell>
          <table:table-cell table:style-name="ce11" office:value-type="float" office:value="11124800000" calcext:value-type="float">
            <text:p><text:s/>$11,124,800,000 </text:p>
          </table:table-cell>
          <table:table-cell table:style-name="ce11" office:value-type="float" office:value="8986500000" calcext:value-type="float">
            <text:p><text:s/>$8,986,500,000 </text:p>
          </table:table-cell>
          <table:table-cell table:style-name="ce11" office:value-type="float" office:value="1026100000" calcext:value-type="float">
            <text:p><text:s/>$1,026,100,000 </text:p>
          </table:table-cell>
          <table:table-cell table:style-name="ce11" office:value-type="float" office:value="118900000" calcext:value-type="float">
            <text:p><text:s/>$118,900,000 </text:p>
          </table:table-cell>
          <table:table-cell table:style-name="ce13" table:formula="of:=[.E12]-[.F12]" office:value-type="float" office:value="2138300000" calcext:value-type="float">
            <text:p><text:s/>$2,138,300,000 </text:p>
          </table:table-cell>
          <table:table-cell table:style-name="ce14" table:formula="of:=[.E12]-SUM([.F12:.H12])" office:value-type="float" office:value="993300000" calcext:value-type="float">
            <text:p><text:s/>$993,300,000 </text:p>
          </table:table-cell>
          <table:table-cell table:style-name="ce16" table:formula="of:=1-([.F12]/[.E12])" office:value-type="float" office:value="0.19221019703725" calcext:value-type="float">
            <text:p>0.192</text:p>
          </table:table-cell>
          <table:table-cell table:style-name="ce16" table:formula="of:=[.J12]/[.E12]" office:value-type="float" office:value="0.0892869984179491" calcext:value-type="float">
            <text:p>0.089</text:p>
          </table:table-cell>
          <table:table-cell table:number-columns-repeated="101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RK</text:p>
          </table:table-cell>
          <table:table-cell table:style-name="ce1" office:value-type="string" calcext:value-type="string">
            <text:p>Year 3</text:p>
          </table:table-cell>
          <table:table-cell table:style-name="ce6" office:value-type="date" office:date-value="2016-09-30" calcext:value-type="date">
            <text:p>9/30/2016</text:p>
          </table:table-cell>
          <table:table-cell table:style-name="ce11" office:value-type="float" office:value="14171800000" calcext:value-type="float">
            <text:p><text:s/>$14,171,800,000 </text:p>
          </table:table-cell>
          <table:table-cell table:style-name="ce11" office:value-type="float" office:value="11413200000" calcext:value-type="float">
            <text:p><text:s/>$11,413,200,000 </text:p>
          </table:table-cell>
          <table:table-cell table:style-name="ce11" office:value-type="float" office:value="1750100000" calcext:value-type="float">
            <text:p><text:s/>$1,750,100,000 </text:p>
          </table:table-cell>
          <table:table-cell table:style-name="ce11" office:value-type="float" office:value="211800000" calcext:value-type="float">
            <text:p><text:s/>$211,800,000 </text:p>
          </table:table-cell>
          <table:table-cell table:style-name="ce13" table:formula="of:=[.E13]-[.F13]" office:value-type="float" office:value="2758600000" calcext:value-type="float">
            <text:p><text:s/>$2,758,600,000 </text:p>
          </table:table-cell>
          <table:table-cell table:style-name="ce14" table:formula="of:=[.E13]-SUM([.F13:.H13])" office:value-type="float" office:value="796700000" calcext:value-type="float">
            <text:p><text:s/>$796,700,000 </text:p>
          </table:table-cell>
          <table:table-cell table:style-name="ce16" table:formula="of:=1-([.F13]/[.E13])" office:value-type="float" office:value="0.194654172370482" calcext:value-type="float">
            <text:p>0.195</text:p>
          </table:table-cell>
          <table:table-cell table:style-name="ce16" table:formula="of:=[.J13]/[.E13]" office:value-type="float" office:value="0.0562172765633159" calcext:value-type="float">
            <text:p>0.056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ompany List</text:p>
          </table:table-cell>
          <table:covered-table-cell table:style-name="ce3"/>
          <table:table-cell table:style-name="ce8" office:value-type="string" calcext:value-type="string">
            <text:p>Scenario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AVI</text:p>
          </table:table-cell>
          <table:table-cell/>
          <table:table-cell office:value-type="string" calcext:value-type="string">
            <text:p>Strong Ca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YPL</text:p>
          </table:table-cell>
          <table:table-cell/>
          <table:table-cell office:value-type="string" calcext:value-type="string">
            <text:p>Base Ca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QRVO</text:p>
          </table:table-cell>
          <table:table-cell/>
          <table:table-cell office:value-type="string" calcext:value-type="string">
            <text:p>Weak Cas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WRK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ncial Forecasting" table:style-name="ta2">
        <table:table-column table:style-name="co1" table:default-cell-style-name="Default"/>
        <table:table-column table:style-name="co10" table:default-cell-style-name="ce1"/>
        <table:table-column table:style-name="co1" table:default-cell-style-name="Default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" table:number-columns-repeated="4" table:default-cell-style-name="Default"/>
        <table:table-column table:style-name="co15" table:default-cell-style-name="ce1"/>
        <table:table-column table:style-name="co1" table:number-columns-repeated="1010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Ticker</text:p>
          </table:table-cell>
          <table:covered-table-cell table:number-columns-repeated="24" table:style-name="ce19"/>
          <table:table-cell table:number-columns-repeated="998"/>
        </table:table-row>
        <table:table-row table:style-name="ro4">
          <table:table-cell/>
          <table:table-cell table:style-name="ce20" table:content-validation-name="val1" office:value-type="string" calcext:value-type="string">
            <text:p>NAVI</text:p>
          </table:table-cell>
          <table:table-cell table:style-name="ce33"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Income Statement</text:p>
          </table:table-cell>
          <table:covered-table-cell table:number-columns-repeated="24" table:style-name="ce19"/>
          <table:table-cell table:number-columns-repeated="998"/>
        </table:table-row>
        <table:table-row table:style-name="ro5">
          <table:table-cell/>
          <table:table-cell table:style-name="ce21"/>
          <table:table-cell table:style-name="ce34" table:number-columns-repeated="2"/>
          <table:table-cell table:style-name="ce39" office:value-type="string" calcext:value-type="string" table:number-columns-spanned="3" table:number-rows-spanned="1">
            <text:p>Historical</text:p>
          </table:table-cell>
          <table:covered-table-cell table:number-columns-repeated="2" table:style-name="ce39"/>
          <table:table-cell table:style-name="ce46" office:value-type="string" calcext:value-type="string" table:number-columns-spanned="2" table:number-rows-spanned="1">
            <text:p>Forecast</text:p>
          </table:table-cell>
          <table:covered-table-cell table:style-name="ce46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2"/>
          <table:table-cell table:style-name="ce33" table:number-columns-repeated="2"/>
          <table:table-cell table:style-name="ce40" office:value-type="string" calcext:value-type="string">
            <text:p>Year 1</text:p>
          </table:table-cell>
          <table:table-cell table:style-name="ce40" office:value-type="string" calcext:value-type="string">
            <text:p>Year 2</text:p>
          </table:table-cell>
          <table:table-cell table:style-name="ce40" office:value-type="string" calcext:value-type="string">
            <text:p>Year 3</text:p>
          </table:table-cell>
          <table:table-cell table:style-name="ce40" office:value-type="string" calcext:value-type="string">
            <text:p>Year 4</text:p>
          </table:table-cell>
          <table:table-cell table:style-name="ce56" office:value-type="string" calcext:value-type="string">
            <text:p>Year 5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3" office:value-type="string" calcext:value-type="string">
            <text:p>Revenue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revenue;MATCH(1;([.$B$3]=ticker)*([.$E$7]=year);0))" office:value-type="float" office:value="5015000000" calcext:value-type="float">
            <text:p>$5,015,000,000</text:p>
          </table:table-cell>
          <table:table-cell table:style-name="ce41" table:number-matrix-columns-spanned="1" table:number-matrix-rows-spanned="1" table:formula="of:=INDEX(revenue;MATCH(1;([.$B$3]=ticker)*([.$F$7]=year);0))" office:value-type="float" office:value="5115000000" calcext:value-type="float">
            <text:p>$5,115,000,000</text:p>
          </table:table-cell>
          <table:table-cell table:style-name="ce41" table:number-matrix-columns-spanned="1" table:number-matrix-rows-spanned="1" table:formula="of:=INDEX(revenue;MATCH(1;([.$B$3]=ticker)*([.$G$7]=year);0))" office:value-type="float" office:value="4183000000" calcext:value-type="float">
            <text:p>$4,183,000,000</text:p>
          </table:table-cell>
          <table:table-cell table:style-name="ce47" table:formula="of:=[.G8]*(1+[.H21])" office:value-type="float" office:value="3927274367.2599" calcext:value-type="float">
            <text:p><text:s/>$3,927,274,367.26 </text:p>
          </table:table-cell>
          <table:table-cell table:style-name="ce47" table:formula="of:=[.H8]*(1+[.I21])" office:value-type="float" office:value="3765727881.73598" calcext:value-type="float">
            <text:p><text:s/>$3,765,727,881.74 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4" office:value-type="string" calcext:value-type="string">
            <text:p>COGS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cogs;MATCH(1;([.$B$3]=ticker)*([.$E$7]=year);0))" office:value-type="float" office:value="1844000000" calcext:value-type="float">
            <text:p>$1,844,000,000</text:p>
          </table:table-cell>
          <table:table-cell table:style-name="ce41" table:number-matrix-columns-spanned="1" table:number-matrix-rows-spanned="1" table:formula="of:=INDEX(cogs;MATCH(1;([.$B$3]=ticker)*([.$F$7]=year);0))" office:value-type="float" office:value="1945000000" calcext:value-type="float">
            <text:p>$1,945,000,000</text:p>
          </table:table-cell>
          <table:table-cell table:style-name="ce41" table:number-matrix-columns-spanned="1" table:number-matrix-rows-spanned="1" table:formula="of:=INDEX(cogs;MATCH(1;([.$B$3]=ticker)*([.$G$7]=year);0))" office:value-type="float" office:value="1479000000" calcext:value-type="float">
            <text:p>$1,479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3" office:value-type="string" calcext:value-type="string">
            <text:p>Gross Profit</text:p>
          </table:table-cell>
          <table:table-cell table:style-name="ce33" table:number-columns-repeated="2"/>
          <table:table-cell table:style-name="ce41" table:formula="of:=[.E8]-[.E9]" office:value-type="float" office:value="3171000000" calcext:value-type="float">
            <text:p>$3,171,000,000</text:p>
          </table:table-cell>
          <table:table-cell table:style-name="ce41" table:formula="of:=[.F8]-[.F9]" office:value-type="float" office:value="3170000000" calcext:value-type="float">
            <text:p>$3,170,000,000</text:p>
          </table:table-cell>
          <table:table-cell table:style-name="ce41" table:formula="of:=[.G8]-[.G9]" office:value-type="float" office:value="2704000000" calcext:value-type="float">
            <text:p>$2,704,000,000</text:p>
          </table:table-cell>
          <table:table-cell table:style-name="ce47" table:formula="of:=[.H8]*[.H22]" office:value-type="float" office:value="2563822818.5354" calcext:value-type="float">
            <text:p><text:s/>$2,563,822,818.54 </text:p>
          </table:table-cell>
          <table:table-cell table:style-name="ce58" table:formula="of:=[.I8]*[.I22]" office:value-type="float" office:value="2533675794.64854" calcext:value-type="float">
            <text:p><text:s/>$2,533,675,794.65 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4" office:value-type="string" calcext:value-type="string">
            <text:p>Sales, General and Admin.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sgas;MATCH(1;([.$B$3]=ticker)*([.$E$7]=year);0))" office:value-type="float" office:value="446000000" calcext:value-type="float">
            <text:p>$446,000,000</text:p>
          </table:table-cell>
          <table:table-cell table:style-name="ce41" table:number-matrix-columns-spanned="1" table:number-matrix-rows-spanned="1" table:formula="of:=INDEX(sgas;MATCH(1;([.$B$3]=ticker)*([.$F$7]=year);0))" office:value-type="float" office:value="495000000" calcext:value-type="float">
            <text:p>$495,000,000</text:p>
          </table:table-cell>
          <table:table-cell table:style-name="ce41" table:number-matrix-columns-spanned="1" table:number-matrix-rows-spanned="1" table:formula="of:=INDEX(sgas;MATCH(1;([.$B$3]=ticker)*([.$G$7]=year);0))" office:value-type="float" office:value="545000000" calcext:value-type="float">
            <text:p>$545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4" office:value-type="string" calcext:value-type="string">
            <text:p>Other Operating Items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other;MATCH(1;([.$B$3]=ticker)*([.$E$7]=year);0))" office:value-type="float" office:value="104000000" calcext:value-type="float">
            <text:p>$104,000,000</text:p>
          </table:table-cell>
          <table:table-cell table:style-name="ce41" table:number-matrix-columns-spanned="1" table:number-matrix-rows-spanned="1" table:formula="of:=INDEX(other;MATCH(1;([.$B$3]=ticker)*([.$F$7]=year);0))" office:value-type="float" office:value="122000000" calcext:value-type="float">
            <text:p>$122,000,000</text:p>
          </table:table-cell>
          <table:table-cell table:style-name="ce41" table:number-matrix-columns-spanned="1" table:number-matrix-rows-spanned="1" table:formula="of:=INDEX(other;MATCH(1;([.$B$3]=ticker)*([.$G$7]=year);0))" office:value-type="float" office:value="137000000" calcext:value-type="float">
            <text:p>$137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5" office:value-type="string" calcext:value-type="string">
            <text:p>Total Operating Expenses</text:p>
          </table:table-cell>
          <table:table-cell table:style-name="ce33" table:number-columns-repeated="2"/>
          <table:table-cell table:style-name="ce41" table:formula="of:=SUM([.E11:.E12])" office:value-type="float" office:value="550000000" calcext:value-type="float">
            <text:p>$550,000,000</text:p>
          </table:table-cell>
          <table:table-cell table:style-name="ce41" table:formula="of:=SUM([.F11:.F12])" office:value-type="float" office:value="617000000" calcext:value-type="float">
            <text:p>$617,000,000</text:p>
          </table:table-cell>
          <table:table-cell table:style-name="ce41" table:formula="of:=SUM([.G11:.G12])" office:value-type="float" office:value="682000000" calcext:value-type="float">
            <text:p>$682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6" office:value-type="string" calcext:value-type="string">
            <text:p>Operating Income/EBIT</text:p>
          </table:table-cell>
          <table:table-cell table:style-name="ce35" table:number-columns-repeated="2"/>
          <table:table-cell table:style-name="ce42" table:formula="of:=[.E10]-[.E13]" office:value-type="float" office:value="2621000000" calcext:value-type="float">
            <text:p>$2,621,000,000</text:p>
          </table:table-cell>
          <table:table-cell table:style-name="ce42" table:formula="of:=[.F10]-[.F13]" office:value-type="float" office:value="2553000000" calcext:value-type="float">
            <text:p>$2,553,000,000</text:p>
          </table:table-cell>
          <table:table-cell table:style-name="ce42" table:formula="of:=[.G10]-[.G13]" office:value-type="float" office:value="2022000000" calcext:value-type="float">
            <text:p>$2,022,000,000</text:p>
          </table:table-cell>
          <table:table-cell table:style-name="ce49" table:formula="of:=[.H8]*[.H23]" office:value-type="float" office:value="2127453574.54564" calcext:value-type="float">
            <text:p><text:s/>$2,127,453,574.55 </text:p>
          </table:table-cell>
          <table:table-cell table:style-name="ce59" table:formula="of:=[.I8]*[.I23]" office:value-type="float" office:value="1964627268.06335" calcext:value-type="float">
            <text:p><text:s/>$1,964,627,268.06 </text:p>
          </table:table-cell>
          <table:table-cell table:style-name="ce33" table:number-columns-repeated="17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Scenario</text:p>
          </table:table-cell>
          <table:covered-table-cell table:number-columns-repeated="24" table:style-name="ce19"/>
          <table:table-cell table:number-columns-repeated="998"/>
        </table:table-row>
        <table:table-row table:style-name="ro4">
          <table:table-cell/>
          <table:table-cell table:style-name="ce27" table:content-validation-name="val2" office:value-type="string" calcext:value-type="string">
            <text:p>Strong Case</text:p>
          </table:table-cell>
          <table:table-cell table:style-name="ce33"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Operaring Statistics</text:p>
          </table:table-cell>
          <table:covered-table-cell table:number-columns-repeated="24" table:style-name="ce19"/>
          <table:table-cell table:number-columns-repeated="998"/>
        </table:table-row>
        <table:table-row table:style-name="ro5">
          <table:table-cell/>
          <table:table-cell table:style-name="ce21"/>
          <table:table-cell table:style-name="ce34" table:number-columns-repeated="2"/>
          <table:table-cell table:style-name="ce39" office:value-type="string" calcext:value-type="string" table:number-columns-spanned="3" table:number-rows-spanned="1">
            <text:p>Historical</text:p>
          </table:table-cell>
          <table:covered-table-cell table:number-columns-repeated="2" table:style-name="ce39"/>
          <table:table-cell table:style-name="ce46" office:value-type="string" calcext:value-type="string" table:number-columns-spanned="2" table:number-rows-spanned="1">
            <text:p>Assumptions</text:p>
          </table:table-cell>
          <table:covered-table-cell table:style-name="ce46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Revenue Growth (%)</text:p>
          </table:table-cell>
          <table:table-cell table:style-name="ce33" table:number-columns-repeated="3"/>
          <table:table-cell table:style-name="ce45" table:formula="of:=([.$F$8]/[.$E$8])-1" office:value-type="percentage" office:value="0.0199401794616152" calcext:value-type="percentage">
            <text:p>2.0%</text:p>
          </table:table-cell>
          <table:table-cell table:style-name="ce45" table:formula="of:=([.$G$8]/[.$F$8])-1" office:value-type="percentage" office:value="-0.182209188660802" calcext:value-type="percentage">
            <text:p>-18.2%</text:p>
          </table:table-cell>
          <table:table-cell table:style-name="ce50" table:formula="of:=OFFSET([.$H$29];MATCH([.$B$17];[.$B$30:.$B$32];0);0)" office:value-type="percentage" office:value="-0.0611345045995932" calcext:value-type="percentage">
            <text:p>-6.1%</text:p>
          </table:table-cell>
          <table:table-cell table:style-name="ce60" table:formula="of:=OFFSET([.$H$29];MATCH([.$B$17];[.$B$30:.$B$32];0);1)" office:value-type="percentage" office:value="-0.0411345045995932" calcext:value-type="percentage">
            <text:p>-4.1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Gross Margin</text:p>
          </table:table-cell>
          <table:table-cell table:style-name="ce33" table:number-columns-repeated="2"/>
          <table:table-cell table:style-name="ce43" table:number-matrix-columns-spanned="1" table:number-matrix-rows-spanned="1" table:formula="of:=INDEX(gross_margin;MATCH(1;([.$B$3]=ticker)*([.$E$7]=year);0))" office:value-type="float" office:value="0.632303090727817" calcext:value-type="float">
            <text:p>0.632</text:p>
          </table:table-cell>
          <table:table-cell table:style-name="ce43" table:number-matrix-columns-spanned="1" table:number-matrix-rows-spanned="1" table:formula="of:=INDEX(gross_margin;MATCH(1;([.$B$3]=ticker)*([.$F$7]=year);0))" office:value-type="float" office:value="0.619745845552297" calcext:value-type="float">
            <text:p>0.620</text:p>
          </table:table-cell>
          <table:table-cell table:style-name="ce43" table:number-matrix-columns-spanned="1" table:number-matrix-rows-spanned="1" table:formula="of:=INDEX(gross_margin;MATCH(1;([.$B$3]=ticker)*([.$G$7]=year);0))" office:value-type="float" office:value="0.646426010040641" calcext:value-type="float">
            <text:p>0.646</text:p>
          </table:table-cell>
          <table:table-cell table:style-name="ce43" table:formula="of:=OFFSET([.$H$33];MATCH([.$B$17];[.$B$34:.$B$36];0);0)" office:value-type="float" office:value="0.652824982106918" calcext:value-type="float">
            <text:p>0.653</text:p>
          </table:table-cell>
          <table:table-cell table:style-name="ce61" table:formula="of:=OFFSET([.$I$33];MATCH([.$B$17];[.$B$34:.$B$36];0);0)" office:value-type="float" office:value="0.672824982106918" calcext:value-type="float">
            <text:p>0.673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Operating Margin</text:p>
          </table:table-cell>
          <table:table-cell table:style-name="ce35" table:number-columns-repeated="2"/>
          <table:table-cell table:style-name="ce44" table:number-matrix-columns-spanned="1" table:number-matrix-rows-spanned="1" table:formula="of:=INDEX(operating_margin;MATCH(1;([.$B$3]=ticker)*([.$E$7]=year);0))" office:value-type="float" office:value="0.522632103688933" calcext:value-type="float">
            <text:p>0.523</text:p>
          </table:table-cell>
          <table:table-cell table:style-name="ce44" table:number-matrix-columns-spanned="1" table:number-matrix-rows-spanned="1" table:formula="of:=INDEX(operating_margin;MATCH(1;([.$B$3]=ticker)*([.$F$7]=year);0))" office:value-type="float" office:value="0.499120234604106" calcext:value-type="float">
            <text:p>0.499</text:p>
          </table:table-cell>
          <table:table-cell table:style-name="ce44" table:number-matrix-columns-spanned="1" table:number-matrix-rows-spanned="1" table:formula="of:=INDEX(operating_margin;MATCH(1;([.$B$3]=ticker)*([.$G$7]=year);0))" office:value-type="float" office:value="0.483385130289266" calcext:value-type="float">
            <text:p>0.483</text:p>
          </table:table-cell>
          <table:table-cell table:style-name="ce44" table:formula="of:=OFFSET([.$I$37];MATCH([.$B$17];[.$B$38:.$B$40];0);0)" office:value-type="float" office:value="0.541712489527435" calcext:value-type="float">
            <text:p>0.542</text:p>
          </table:table-cell>
          <table:table-cell table:style-name="ce62" table:formula="of:=OFFSET([.$H$37];MATCH([.$B$17];[.$B$38:.$B$40];0);0)" office:value-type="float" office:value="0.521712489527435" calcext:value-type="float">
            <text:p>0.522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30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Operating Scenarios - Sensetivity Analysis</text:p>
          </table:table-cell>
          <table:covered-table-cell table:number-columns-repeated="24" table:style-name="ce19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Revenue Growth (%)</text:p>
          </table:table-cell>
          <table:table-cell table:style-name="ce33" table:number-columns-repeated="24"/>
          <table:table-cell table:number-columns-repeated="998"/>
        </table:table-row>
        <table:table-row table:style-name="ro5">
          <table:table-cell/>
          <table:table-cell table:style-name="ce32" office:value-type="string" calcext:value-type="string">
            <text:p>Strong Case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number-columns-repeated="4"/>
          <table:table-cell table:style-name="ce51" table:formula="of:=[.$H$31]+0.02" office:value-type="percentage" office:value="-0.0611345045995932" calcext:value-type="percentage">
            <text:p>-6.1%</text:p>
          </table:table-cell>
          <table:table-cell table:style-name="ce63" table:formula="of:=[.$H$31]+0.04" office:value-type="percentage" office:value="-0.0411345045995932" calcext:value-type="percentage">
            <text:p>-4.1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Base Case</text:p>
          </table:table-cell>
          <table:table-cell table:style-name="ce37" office:value-type="float" office:value="2" calcext:value-type="float">
            <text:p>2</text:p>
          </table:table-cell>
          <table:table-cell table:style-name="ce33" table:number-columns-repeated="4"/>
          <table:table-cell table:style-name="ce50" table:formula="of:=AVERAGE([.$F$21:.$G$21])" office:value-type="percentage" office:value="-0.0811345045995932" calcext:value-type="percentage">
            <text:p>-8.1%</text:p>
          </table:table-cell>
          <table:table-cell table:style-name="ce60" table:formula="of:=AVERAGE([.$F$21:.$G$21])" office:value-type="percentage" office:value="-0.0811345045995932" calcext:value-type="percentage">
            <text:p>-8.1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Weak Case</text:p>
          </table:table-cell>
          <table:table-cell table:style-name="ce38" office:value-type="float" office:value="3" calcext:value-type="float">
            <text:p>3</text:p>
          </table:table-cell>
          <table:table-cell table:style-name="ce35" table:number-columns-repeated="4"/>
          <table:table-cell table:style-name="ce52" table:formula="of:=[.$H$31]-0.02" office:value-type="percentage" office:value="-0.101134504599593" calcext:value-type="percentage">
            <text:p>-10.1%</text:p>
          </table:table-cell>
          <table:table-cell table:style-name="ce64" table:formula="of:=[.$H$31]-0.04" office:value-type="percentage" office:value="-0.121134504599593" calcext:value-type="percentage">
            <text:p>-12.1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31" office:value-type="string" calcext:value-type="string">
            <text:p>Gross Margin</text:p>
          </table:table-cell>
          <table:table-cell table:style-name="ce33" table:number-columns-repeated="24"/>
          <table:table-cell table:number-columns-repeated="998"/>
        </table:table-row>
        <table:table-row table:style-name="ro5">
          <table:table-cell/>
          <table:table-cell table:style-name="ce32" office:value-type="string" calcext:value-type="string">
            <text:p>Strong Case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number-columns-repeated="4"/>
          <table:table-cell table:style-name="ce53" table:formula="of:=[.$H$35]+0.02" office:value-type="float" office:value="0.652824982106918" calcext:value-type="float">
            <text:p>0.65</text:p>
          </table:table-cell>
          <table:table-cell table:style-name="ce65" table:formula="of:=[.$H$35]+0.04" office:value-type="float" office:value="0.672824982106918" calcext:value-type="float">
            <text:p>0.67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Base Case</text:p>
          </table:table-cell>
          <table:table-cell table:style-name="ce37" office:value-type="float" office:value="2" calcext:value-type="float">
            <text:p>2</text:p>
          </table:table-cell>
          <table:table-cell table:style-name="ce33" table:number-columns-repeated="4"/>
          <table:table-cell table:style-name="ce54" table:formula="of:=AVERAGE([.$E$22:.$G$22])" office:value-type="float" office:value="0.632824982106918" calcext:value-type="float">
            <text:p>0.63</text:p>
          </table:table-cell>
          <table:table-cell table:style-name="ce66" table:formula="of:=AVERAGE([.$E$22:.$G$22])" office:value-type="float" office:value="0.632824982106918" calcext:value-type="float">
            <text:p>0.63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Weak Case</text:p>
          </table:table-cell>
          <table:table-cell table:style-name="ce38" office:value-type="float" office:value="3" calcext:value-type="float">
            <text:p>3</text:p>
          </table:table-cell>
          <table:table-cell table:style-name="ce35" table:number-columns-repeated="4"/>
          <table:table-cell table:style-name="ce55" table:formula="of:=[.$H$35]-0.02" office:value-type="float" office:value="0.612824982106918" calcext:value-type="float">
            <text:p>0.61</text:p>
          </table:table-cell>
          <table:table-cell table:style-name="ce67" table:formula="of:=[.$H$35]-0.04" office:value-type="float" office:value="0.592824982106918" calcext:value-type="float">
            <text:p>0.59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31" office:value-type="string" calcext:value-type="string">
            <text:p>Operating Margin</text:p>
          </table:table-cell>
          <table:table-cell table:style-name="ce33" table:number-columns-repeated="24"/>
          <table:table-cell table:number-columns-repeated="998"/>
        </table:table-row>
        <table:table-row table:style-name="ro5">
          <table:table-cell/>
          <table:table-cell table:style-name="ce32" office:value-type="string" calcext:value-type="string">
            <text:p>Strong Case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number-columns-repeated="4"/>
          <table:table-cell table:style-name="ce53" table:formula="of:=[.$H$39]+0.02" office:value-type="float" office:value="0.521712489527435" calcext:value-type="float">
            <text:p>0.52</text:p>
          </table:table-cell>
          <table:table-cell table:style-name="ce65" table:formula="of:=[.$H$39]+0.04" office:value-type="float" office:value="0.541712489527435" calcext:value-type="float">
            <text:p>0.54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Base Case</text:p>
          </table:table-cell>
          <table:table-cell table:style-name="ce37" office:value-type="float" office:value="2" calcext:value-type="float">
            <text:p>2</text:p>
          </table:table-cell>
          <table:table-cell table:style-name="ce33" table:number-columns-repeated="4"/>
          <table:table-cell table:style-name="ce54" table:formula="of:=AVERAGE([.$E$23:.$G$23])" office:value-type="float" office:value="0.501712489527435" calcext:value-type="float">
            <text:p>0.50</text:p>
          </table:table-cell>
          <table:table-cell table:style-name="ce66" table:formula="of:=AVERAGE([.$E$23:.$G$23])" office:value-type="float" office:value="0.501712489527435" calcext:value-type="float">
            <text:p>0.50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Weak Case</text:p>
          </table:table-cell>
          <table:table-cell table:style-name="ce38" office:value-type="float" office:value="3" calcext:value-type="float">
            <text:p>3</text:p>
          </table:table-cell>
          <table:table-cell table:style-name="ce35" table:number-columns-repeated="4"/>
          <table:table-cell table:style-name="ce55" table:formula="of:=[.$H$39]-0.02" office:value-type="float" office:value="0.481712489527435" calcext:value-type="float">
            <text:p>0.48</text:p>
          </table:table-cell>
          <table:table-cell table:style-name="ce67" table:formula="of:=[.$H$39]-0.04" office:value-type="float" office:value="0.461712489527435" calcext:value-type="float">
            <text:p>0.46</text:p>
          </table:table-cell>
          <table:table-cell table:style-name="ce33" table:number-columns-repeated="17"/>
          <table:table-cell table:number-columns-repeated="99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umptions" table:style-name="ta3">
        <office:forms form:automatic-focus="false" form:apply-design-mode="false"/>
        <table:table-column table:style-name="co1" table:default-cell-style-name="Default"/>
        <table:table-column table:style-name="co10" table:default-cell-style-name="ce1"/>
        <table:table-column table:style-name="co1" table:default-cell-style-name="Default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" table:number-columns-repeated="4" table:default-cell-style-name="Default"/>
        <table:table-column table:style-name="co15" table:default-cell-style-name="ce1"/>
        <table:table-column table:style-name="co1" table:number-columns-repeated="1010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Ticker</text:p>
          </table:table-cell>
          <table:covered-table-cell table:number-columns-repeated="24" table:style-name="ce19"/>
          <table:table-cell table:number-columns-repeated="998"/>
        </table:table-row>
        <table:table-row table:style-name="ro4">
          <table:table-cell/>
          <table:table-cell table:style-name="ce20" table:content-validation-name="val1" office:value-type="string" calcext:value-type="string">
            <text:p>PYPL</text:p>
          </table:table-cell>
          <table:table-cell table:style-name="ce33"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Income Statement</text:p>
          </table:table-cell>
          <table:covered-table-cell table:number-columns-repeated="24" table:style-name="ce19"/>
          <table:table-cell table:number-columns-repeated="998"/>
        </table:table-row>
        <table:table-row table:style-name="ro5">
          <table:table-cell/>
          <table:table-cell table:style-name="ce21"/>
          <table:table-cell table:style-name="ce34" table:number-columns-repeated="2"/>
          <table:table-cell table:style-name="ce39" office:value-type="string" calcext:value-type="string" table:number-columns-spanned="3" table:number-rows-spanned="1">
            <text:p>Historical</text:p>
          </table:table-cell>
          <table:covered-table-cell table:number-columns-repeated="2" table:style-name="ce39"/>
          <table:table-cell table:style-name="ce46" office:value-type="string" calcext:value-type="string" table:number-columns-spanned="2" table:number-rows-spanned="1">
            <text:p>Forecast</text:p>
          </table:table-cell>
          <table:covered-table-cell table:style-name="ce46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2"/>
          <table:table-cell table:style-name="ce33" table:number-columns-repeated="2"/>
          <table:table-cell table:style-name="ce40" office:value-type="string" calcext:value-type="string">
            <text:p>Year 1</text:p>
          </table:table-cell>
          <table:table-cell table:style-name="ce40" office:value-type="string" calcext:value-type="string">
            <text:p>Year 2</text:p>
          </table:table-cell>
          <table:table-cell table:style-name="ce40" office:value-type="string" calcext:value-type="string">
            <text:p>Year 3</text:p>
          </table:table-cell>
          <table:table-cell table:style-name="ce40" office:value-type="string" calcext:value-type="string">
            <text:p>Year 4</text:p>
          </table:table-cell>
          <table:table-cell table:style-name="ce56" office:value-type="string" calcext:value-type="string">
            <text:p>Year 5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3" office:value-type="string" calcext:value-type="string">
            <text:p>Revenue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revenue;MATCH(1;([.$B$3]=ticker)*([.$E$7]=year);0))" office:value-type="float" office:value="8025000000" calcext:value-type="float">
            <text:p>$8,025,000,000</text:p>
          </table:table-cell>
          <table:table-cell table:style-name="ce41" table:number-matrix-columns-spanned="1" table:number-matrix-rows-spanned="1" table:formula="of:=INDEX(revenue;MATCH(1;([.$B$3]=ticker)*([.$F$7]=year);0))" office:value-type="float" office:value="9248000000" calcext:value-type="float">
            <text:p>$9,248,000,000</text:p>
          </table:table-cell>
          <table:table-cell table:style-name="ce41" table:number-matrix-columns-spanned="1" table:number-matrix-rows-spanned="1" table:formula="of:=INDEX(revenue;MATCH(1;([.$B$3]=ticker)*([.$G$7]=year);0))" office:value-type="float" office:value="10842000000" calcext:value-type="float">
            <text:p>$10,842,000,000</text:p>
          </table:table-cell>
          <table:table-cell table:style-name="ce47" table:formula="of:=[.G8]*(1+[.H21])" office:value-type="float" office:value="12522510000" calcext:value-type="float">
            <text:p><text:s/>$12,522,510,000.00 </text:p>
          </table:table-cell>
          <table:table-cell table:style-name="ce58" table:formula="of:=[.H8]*(1+[.I21])" office:value-type="float" office:value="14463499050" calcext:value-type="float">
            <text:p><text:s/>$14,463,499,050.00 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4" office:value-type="string" calcext:value-type="string">
            <text:p>COGS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cogs;MATCH(1;([.$B$3]=ticker)*([.$E$7]=year);0))" office:value-type="float" office:value="747000000" calcext:value-type="float">
            <text:p>$747,000,000</text:p>
          </table:table-cell>
          <table:table-cell table:style-name="ce41" table:number-matrix-columns-spanned="1" table:number-matrix-rows-spanned="1" table:formula="of:=INDEX(cogs;MATCH(1;([.$B$3]=ticker)*([.$F$7]=year);0))" office:value-type="float" office:value="792000000" calcext:value-type="float">
            <text:p>$792,000,000</text:p>
          </table:table-cell>
          <table:table-cell table:style-name="ce41" table:number-matrix-columns-spanned="1" table:number-matrix-rows-spanned="1" table:formula="of:=INDEX(cogs;MATCH(1;([.$B$3]=ticker)*([.$G$7]=year);0))" office:value-type="float" office:value="834000000" calcext:value-type="float">
            <text:p>$834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3" office:value-type="string" calcext:value-type="string">
            <text:p>Gross Profit</text:p>
          </table:table-cell>
          <table:table-cell table:style-name="ce33" table:number-columns-repeated="2"/>
          <table:table-cell table:style-name="ce41" table:formula="of:=[.E8]-[.E9]" office:value-type="float" office:value="7278000000" calcext:value-type="float">
            <text:p>$7,278,000,000</text:p>
          </table:table-cell>
          <table:table-cell table:style-name="ce41" table:formula="of:=[.F8]-[.F9]" office:value-type="float" office:value="8456000000" calcext:value-type="float">
            <text:p>$8,456,000,000</text:p>
          </table:table-cell>
          <table:table-cell table:style-name="ce41" table:formula="of:=[.G8]-[.G9]" office:value-type="float" office:value="10008000000" calcext:value-type="float">
            <text:p>$10,008,000,000</text:p>
          </table:table-cell>
          <table:table-cell table:style-name="ce47" table:formula="of:=[.H8]*[.H22]" office:value-type="float" office:value="11520709200" calcext:value-type="float">
            <text:p><text:s/>$11,520,709,200.00 </text:p>
          </table:table-cell>
          <table:table-cell table:style-name="ce58" table:formula="of:=[.I8]*[.I22]" office:value-type="float" office:value="13306419126" calcext:value-type="float">
            <text:p><text:s/>$13,306,419,126.00 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4" office:value-type="string" calcext:value-type="string">
            <text:p>Sales, General and Admin.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sgas;MATCH(1;([.$B$3]=ticker)*([.$E$7]=year);0))" office:value-type="float" office:value="5494000000" calcext:value-type="float">
            <text:p>$5,494,000,000</text:p>
          </table:table-cell>
          <table:table-cell table:style-name="ce41" table:number-matrix-columns-spanned="1" table:number-matrix-rows-spanned="1" table:formula="of:=INDEX(sgas;MATCH(1;([.$B$3]=ticker)*([.$F$7]=year);0))" office:value-type="float" office:value="6339000000" calcext:value-type="float">
            <text:p>$6,339,000,000</text:p>
          </table:table-cell>
          <table:table-cell table:style-name="ce41" table:number-matrix-columns-spanned="1" table:number-matrix-rows-spanned="1" table:formula="of:=INDEX(sgas;MATCH(1;([.$B$3]=ticker)*([.$G$7]=year);0))" office:value-type="float" office:value="7698000000" calcext:value-type="float">
            <text:p>$7,698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4" office:value-type="string" calcext:value-type="string">
            <text:p>Other Operating Items</text:p>
          </table:table-cell>
          <table:table-cell table:style-name="ce33" table:number-columns-repeated="2"/>
          <table:table-cell table:style-name="ce41" table:number-matrix-columns-spanned="1" table:number-matrix-rows-spanned="1" table:formula="of:=INDEX(other;MATCH(1;([.$B$3]=ticker)*([.$E$7]=year);0))" office:value-type="float" office:value="516000000" calcext:value-type="float">
            <text:p>$516,000,000</text:p>
          </table:table-cell>
          <table:table-cell table:style-name="ce41" table:number-matrix-columns-spanned="1" table:number-matrix-rows-spanned="1" table:formula="of:=INDEX(other;MATCH(1;([.$B$3]=ticker)*([.$F$7]=year);0))" office:value-type="float" office:value="608000000" calcext:value-type="float">
            <text:p>$608,000,000</text:p>
          </table:table-cell>
          <table:table-cell table:style-name="ce41" table:number-matrix-columns-spanned="1" table:number-matrix-rows-spanned="1" table:formula="of:=INDEX(other;MATCH(1;([.$B$3]=ticker)*([.$G$7]=year);0))" office:value-type="float" office:value="724000000" calcext:value-type="float">
            <text:p>$724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5" office:value-type="string" calcext:value-type="string">
            <text:p>Total Operating Expenses</text:p>
          </table:table-cell>
          <table:table-cell table:style-name="ce33" table:number-columns-repeated="2"/>
          <table:table-cell table:style-name="ce41" table:formula="of:=SUM([.E11:.E12])" office:value-type="float" office:value="6010000000" calcext:value-type="float">
            <text:p>$6,010,000,000</text:p>
          </table:table-cell>
          <table:table-cell table:style-name="ce41" table:formula="of:=SUM([.F11:.F12])" office:value-type="float" office:value="6947000000" calcext:value-type="float">
            <text:p>$6,947,000,000</text:p>
          </table:table-cell>
          <table:table-cell table:style-name="ce41" table:formula="of:=SUM([.G11:.G12])" office:value-type="float" office:value="8422000000" calcext:value-type="float">
            <text:p>$8,422,000,000</text:p>
          </table:table-cell>
          <table:table-cell table:style-name="ce48"/>
          <table:table-cell table:style-name="ce57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6" office:value-type="string" calcext:value-type="string">
            <text:p>Operating Income/EBIT</text:p>
          </table:table-cell>
          <table:table-cell table:style-name="ce35" table:number-columns-repeated="2"/>
          <table:table-cell table:style-name="ce42" table:formula="of:=[.E10]-[.E13]" office:value-type="float" office:value="1268000000" calcext:value-type="float">
            <text:p>$1,268,000,000</text:p>
          </table:table-cell>
          <table:table-cell table:style-name="ce42" table:formula="of:=[.F10]-[.F13]" office:value-type="float" office:value="1509000000" calcext:value-type="float">
            <text:p>$1,509,000,000</text:p>
          </table:table-cell>
          <table:table-cell table:style-name="ce42" table:formula="of:=[.G10]-[.G13]" office:value-type="float" office:value="1586000000" calcext:value-type="float">
            <text:p>$1,586,000,000</text:p>
          </table:table-cell>
          <table:table-cell table:style-name="ce49" table:formula="of:=[.H8]*[.H23]" office:value-type="float" office:value="1878376500" calcext:value-type="float">
            <text:p><text:s/>$1,878,376,500.00 </text:p>
          </table:table-cell>
          <table:table-cell table:style-name="ce59" table:formula="of:=[.I8]*[.I23]" office:value-type="float" office:value="2169524857.5" calcext:value-type="float">
            <text:p><text:s/>$2,169,524,857.50 </text:p>
          </table:table-cell>
          <table:table-cell table:style-name="ce33" table:number-columns-repeated="17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Scenario</text:p>
          </table:table-cell>
          <table:covered-table-cell table:number-columns-repeated="24" table:style-name="ce19"/>
          <table:table-cell table:number-columns-repeated="998"/>
        </table:table-row>
        <table:table-row table:style-name="ro4">
          <table:table-cell/>
          <table:table-cell table:style-name="ce27" table:content-validation-name="val2" office:value-type="string" calcext:value-type="string">
            <text:p>Base Case</text:p>
          </table:table-cell>
          <table:table-cell table:style-name="ce33"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Operaring Statistics</text:p>
          </table:table-cell>
          <table:covered-table-cell table:number-columns-repeated="24" table:style-name="ce19"/>
          <table:table-cell table:number-columns-repeated="998"/>
        </table:table-row>
        <table:table-row table:style-name="ro5">
          <table:table-cell/>
          <table:table-cell table:style-name="ce21"/>
          <table:table-cell table:style-name="ce34" table:number-columns-repeated="2"/>
          <table:table-cell table:style-name="ce39" office:value-type="string" calcext:value-type="string" table:number-columns-spanned="3" table:number-rows-spanned="1">
            <text:p>Historical</text:p>
          </table:table-cell>
          <table:covered-table-cell table:number-columns-repeated="2" table:style-name="ce39"/>
          <table:table-cell table:style-name="ce46" office:value-type="string" calcext:value-type="string" table:number-columns-spanned="2" table:number-rows-spanned="1">
            <text:p>Assumptions</text:p>
          </table:table-cell>
          <table:covered-table-cell table:style-name="ce46"/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Revenue Growth (%)</text:p>
          </table:table-cell>
          <table:table-cell table:style-name="ce33" table:number-columns-repeated="3"/>
          <table:table-cell table:style-name="ce45" table:formula="of:=([.$F$8]/[.$E$8])-1" office:value-type="percentage" office:value="0.152398753894081" calcext:value-type="percentage">
            <text:p>15.2%</text:p>
          </table:table-cell>
          <table:table-cell table:style-name="ce45" table:formula="of:=([.$G$8]/[.$F$8])-1" office:value-type="percentage" office:value="0.172361591695502" calcext:value-type="percentage">
            <text:p>17.2%</text:p>
          </table:table-cell>
          <table:table-cell table:style-name="ce50" table:formula="of:=OFFSET([.$H$29];MATCH([.$B$17];[.$B$30:.$B$32];0);0)" office:value-type="percentage" office:value="0.155" calcext:value-type="percentage">
            <text:p>15.5%</text:p>
          </table:table-cell>
          <table:table-cell table:style-name="ce60" table:formula="of:=OFFSET([.$H$29];MATCH([.$B$17];[.$B$30:.$B$32];0);1)" office:value-type="percentage" office:value="0.155" calcext:value-type="percentage">
            <text:p>15.5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Gross Margin</text:p>
          </table:table-cell>
          <table:table-cell table:style-name="ce33" table:number-columns-repeated="2"/>
          <table:table-cell table:style-name="ce43" table:number-matrix-columns-spanned="1" table:number-matrix-rows-spanned="1" table:formula="of:=INDEX(gross_margin;MATCH(1;([.$B$3]=ticker)*([.$E$7]=year);0))" office:value-type="float" office:value="0.906915887850467" calcext:value-type="float">
            <text:p>0.907</text:p>
          </table:table-cell>
          <table:table-cell table:style-name="ce43" table:number-matrix-columns-spanned="1" table:number-matrix-rows-spanned="1" table:formula="of:=INDEX(gross_margin;MATCH(1;([.$B$3]=ticker)*([.$F$7]=year);0))" office:value-type="float" office:value="0.914359861591695" calcext:value-type="float">
            <text:p>0.914</text:p>
          </table:table-cell>
          <table:table-cell table:style-name="ce43" table:number-matrix-columns-spanned="1" table:number-matrix-rows-spanned="1" table:formula="of:=INDEX(gross_margin;MATCH(1;([.$B$3]=ticker)*([.$G$7]=year);0))" office:value-type="float" office:value="0.923076923076923" calcext:value-type="float">
            <text:p>0.923</text:p>
          </table:table-cell>
          <table:table-cell table:style-name="ce43" table:formula="of:=OFFSET([.$H$33];MATCH([.$B$17];[.$B$34:.$B$36];0);0)" office:value-type="float" office:value="0.92" calcext:value-type="float">
            <text:p>0.920</text:p>
          </table:table-cell>
          <table:table-cell table:style-name="ce61" table:formula="of:=OFFSET([.$I$33];MATCH([.$B$17];[.$B$34:.$B$36];0);0)" office:value-type="float" office:value="0.92" calcext:value-type="float">
            <text:p>0.920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Operating Margin</text:p>
          </table:table-cell>
          <table:table-cell table:style-name="ce35" table:number-columns-repeated="2"/>
          <table:table-cell table:style-name="ce44" table:number-matrix-columns-spanned="1" table:number-matrix-rows-spanned="1" table:formula="of:=INDEX(operating_margin;MATCH(1;([.$B$3]=ticker)*([.$E$7]=year);0))" office:value-type="float" office:value="0.158006230529595" calcext:value-type="float">
            <text:p>0.158</text:p>
          </table:table-cell>
          <table:table-cell table:style-name="ce44" table:number-matrix-columns-spanned="1" table:number-matrix-rows-spanned="1" table:formula="of:=INDEX(operating_margin;MATCH(1;([.$B$3]=ticker)*([.$F$7]=year);0))" office:value-type="float" office:value="0.163170415224914" calcext:value-type="float">
            <text:p>0.163</text:p>
          </table:table-cell>
          <table:table-cell table:style-name="ce44" table:number-matrix-columns-spanned="1" table:number-matrix-rows-spanned="1" table:formula="of:=INDEX(operating_margin;MATCH(1;([.$B$3]=ticker)*([.$G$7]=year);0))" office:value-type="float" office:value="0.146282973621103" calcext:value-type="float">
            <text:p>0.146</text:p>
          </table:table-cell>
          <table:table-cell table:style-name="ce44" table:formula="of:=OFFSET([.$I$37];MATCH([.$B$17];[.$B$38:.$B$40];0);0)" office:value-type="float" office:value="0.15" calcext:value-type="float">
            <text:p>0.150</text:p>
          </table:table-cell>
          <table:table-cell table:style-name="ce62" table:formula="of:=OFFSET([.$H$37];MATCH([.$B$17];[.$B$38:.$B$40];0);0)" office:value-type="float" office:value="0.15" calcext:value-type="float">
            <text:p>0.150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30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 table:number-columns-spanned="25" table:number-rows-spanned="1">
            <text:p>Operating Scenarios - Sensetivity Analysis</text:p>
          </table:table-cell>
          <table:covered-table-cell table:number-columns-repeated="24" table:style-name="ce19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Revenue Growth (%)</text:p>
          </table:table-cell>
          <table:table-cell table:style-name="ce33" table:number-columns-repeated="24"/>
          <table:table-cell table:number-columns-repeated="998"/>
        </table:table-row>
        <table:table-row table:style-name="ro5">
          <table:table-cell/>
          <table:table-cell table:style-name="ce32" office:value-type="string" calcext:value-type="string">
            <text:p>Strong Case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number-columns-repeated="4"/>
          <table:table-cell table:style-name="ce51" office:value-type="percentage" office:value="0.16" calcext:value-type="percentage">
            <text:p>16.0%</text:p>
          </table:table-cell>
          <table:table-cell table:style-name="ce63" office:value-type="percentage" office:value="0.17" calcext:value-type="percentage">
            <text:p>17.0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Base Case</text:p>
          </table:table-cell>
          <table:table-cell table:style-name="ce37" office:value-type="float" office:value="2" calcext:value-type="float">
            <text:p>2</text:p>
          </table:table-cell>
          <table:table-cell table:style-name="ce33" table:number-columns-repeated="4"/>
          <table:table-cell table:number-columns-repeated="2" table:style-name="ce60" office:value-type="percentage" office:value="0.155" calcext:value-type="percentage">
            <text:p>15.5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Weak Case</text:p>
          </table:table-cell>
          <table:table-cell table:style-name="ce38" office:value-type="float" office:value="3" calcext:value-type="float">
            <text:p>3</text:p>
          </table:table-cell>
          <table:table-cell table:style-name="ce35" table:number-columns-repeated="4"/>
          <table:table-cell table:number-columns-repeated="2" table:style-name="ce52" office:value-type="percentage" office:value="0.14" calcext:value-type="percentage">
            <text:p>14.0%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31" office:value-type="string" calcext:value-type="string">
            <text:p>Gross Margin</text:p>
          </table:table-cell>
          <table:table-cell table:style-name="ce33" table:number-columns-repeated="24"/>
          <table:table-cell table:number-columns-repeated="998"/>
        </table:table-row>
        <table:table-row table:style-name="ro5">
          <table:table-cell/>
          <table:table-cell table:style-name="ce32" office:value-type="string" calcext:value-type="string">
            <text:p>Strong Case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number-columns-repeated="4"/>
          <table:table-cell table:number-columns-repeated="2" table:style-name="ce53" office:value-type="float" office:value="0.93" calcext:value-type="float">
            <text:p>0.93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Base Case</text:p>
          </table:table-cell>
          <table:table-cell table:style-name="ce37" office:value-type="float" office:value="2" calcext:value-type="float">
            <text:p>2</text:p>
          </table:table-cell>
          <table:table-cell table:style-name="ce33" table:number-columns-repeated="4"/>
          <table:table-cell table:number-columns-repeated="2" table:style-name="ce54" office:value-type="float" office:value="0.92" calcext:value-type="float">
            <text:p>0.92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Weak Case</text:p>
          </table:table-cell>
          <table:table-cell table:style-name="ce38" office:value-type="float" office:value="3" calcext:value-type="float">
            <text:p>3</text:p>
          </table:table-cell>
          <table:table-cell table:style-name="ce35" table:number-columns-repeated="4"/>
          <table:table-cell table:number-columns-repeated="2" table:style-name="ce55" office:value-type="float" office:value="0.9" calcext:value-type="float">
            <text:p>0.90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31" office:value-type="string" calcext:value-type="string">
            <text:p>Operating Margin</text:p>
          </table:table-cell>
          <table:table-cell table:style-name="ce33" table:number-columns-repeated="24"/>
          <table:table-cell table:number-columns-repeated="998"/>
        </table:table-row>
        <table:table-row table:style-name="ro5">
          <table:table-cell/>
          <table:table-cell table:style-name="ce32" office:value-type="string" calcext:value-type="string">
            <text:p>Strong Case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number-columns-repeated="4"/>
          <table:table-cell table:number-columns-repeated="2" table:style-name="ce53" office:value-type="float" office:value="0.17" calcext:value-type="float">
            <text:p>0.17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8" office:value-type="string" calcext:value-type="string">
            <text:p>Base Case</text:p>
          </table:table-cell>
          <table:table-cell table:style-name="ce37" office:value-type="float" office:value="2" calcext:value-type="float">
            <text:p>2</text:p>
          </table:table-cell>
          <table:table-cell table:style-name="ce33" table:number-columns-repeated="4"/>
          <table:table-cell table:number-columns-repeated="2" table:style-name="ce54" office:value-type="float" office:value="0.15" calcext:value-type="float">
            <text:p>0.15</text:p>
          </table:table-cell>
          <table:table-cell table:style-name="ce33" table:number-columns-repeated="17"/>
          <table:table-cell table:number-columns-repeated="998"/>
        </table:table-row>
        <table:table-row table:style-name="ro5">
          <table:table-cell/>
          <table:table-cell table:style-name="ce29" office:value-type="string" calcext:value-type="string">
            <text:p>Weak Case</text:p>
          </table:table-cell>
          <table:table-cell table:style-name="ce38" office:value-type="float" office:value="3" calcext:value-type="float">
            <text:p>3</text:p>
          </table:table-cell>
          <table:table-cell table:style-name="ce35" table:number-columns-repeated="4"/>
          <table:table-cell table:number-columns-repeated="2" table:style-name="ce55" office:value-type="float" office:value="0.14" calcext:value-type="float">
            <text:p>0.14</text:p>
          </table:table-cell>
          <table:table-cell table:style-name="ce33" table:number-columns-repeated="17"/>
          <table:table-cell table:number-columns-repeated="99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ogs" table:base-cell-address="$Inputs.$A$1" table:cell-range-address="$Inputs.$F$2:.$F$13"/>
        <table:named-range table:name="gross_margin" table:base-cell-address="$Inputs.$A$1" table:cell-range-address="$Inputs.$K$2:.$K$13"/>
        <table:named-range table:name="operating_margin" table:base-cell-address="$Inputs.$A$1" table:cell-range-address="$Inputs.$L$2:.$L$13"/>
        <table:named-range table:name="other" table:base-cell-address="$Inputs.$A$1" table:cell-range-address="$Inputs.$H$2:.$H$13"/>
        <table:named-range table:name="revenue" table:base-cell-address="$Inputs.$A$1" table:cell-range-address="$Inputs.$E$2:.$E$13"/>
        <table:named-range table:name="scenario" table:base-cell-address="$Inputs.$A$1" table:cell-range-address="$Inputs.$D$17:.$D$19"/>
        <table:named-range table:name="sgas" table:base-cell-address="$Inputs.$A$1" table:cell-range-address="$Inputs.$G$2:.$G$13"/>
        <table:named-range table:name="ticker" table:base-cell-address="$Inputs.$A$1" table:cell-range-address="$Inputs.$B$2:.$B$13"/>
        <table:named-range table:name="year" table:base-cell-address="$Inputs.$A$1" table:cell-range-address="$Inputs.$C$2:.$C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number:min-decimal-places="3" number:min-integer-digits="1"/>
    </number:number-style>
    <number:number-style style:name="N147">
      <number:text>$</number:text>
      <number:number number:decimal-places="0" number:min-decimal-places="0" number:min-integer-digits="1" number:grouping="true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4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ssumptions" style:display-name="PageStyle_Assump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ancial_20_Forecasting" style:display-name="PageStyle_Financial Forecas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puts" style:display-name="PageStyle_Inpu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2T02:46:02</meta:creation-date>
    <meta:initial-creator>Windows User</meta:initial-creator>
    <dc:language>en-US</dc:language>
    <dc:date>2021-12-29T14:26:36</dc:date>
    <meta:editing-cycles>1</meta:editing-cycles>
    <meta:editing-duration>P0D</meta:editing-duration>
    <meta:generator>LibreOffice/7.2.3.2$Linux_X86_64 LibreOffice_project/20$Build-2</meta:generator>
    <meta:document-statistic meta:table-count="3" meta:cell-count="376" meta:object-count="0"/>
    <meta:user-defined meta:name="AppVersion">15.0000</meta:user-defined>
  </office:meta>
</office:document-meta>
</file>